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99cc99" draw:textarea-vertical-align="middle"/>
    </style:style>
    <style:style style:name="gr3" style:family="graphic" style:parent-style-name="standard">
      <style:graphic-properties svg:stroke-width="0.08cm" svg:stroke-color="#004586" draw:marker-start-width="0.398cm" draw:marker-end-width="0.398cm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svg:stroke-width="0.08cm" svg:stroke-color="#004586" draw:marker-start-width="0.44cm" draw:marker-end-width="0.44cm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08cm" svg:stroke-color="#ff420e" draw:marker-start-width="0.44cm" draw:marker-end-width="0.44cm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fill-color="#004586" draw:textarea-vertical-align="middle"/>
    </style:style>
    <style:style style:name="gr9" style:family="graphic" style:parent-style-name="standard">
      <style:graphic-properties svg:stroke-color="#ff420e" draw:fill-color="#ff420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Calibri" style:font-family-generic="swiss" style:font-pitch="variable" fo:font-size="10pt" style:font-size-asian="10pt" style:font-size-complex="10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font-family="Calibri" style:font-family-generic="swiss" style:font-pitch="variable" fo:font-size="8pt" style:font-size-asian="8pt" style:font-size-complex="8pt"/>
    </style:style>
    <style:style style:name="T1" style:family="text">
      <style:text-properties fo:font-family="Calibri" style:font-family-generic="swiss" style:font-pitch="variable" fo:font-size="10pt" style:font-size-asian="10pt" style:font-size-complex="10pt"/>
    </style:style>
    <style:style style:name="T2" style:family="text">
      <style:text-properties fo:font-family="Calibri" style:font-family-generic="swiss" style:font-pitch="variabl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6.25cm" svg:y1="4.75cm" svg:x2="23.25cm" svg:y2="4.75cm">
          <text:p/>
        </draw:line>
        <draw:g>
          <draw:rect draw:style-name="gr2" draw:text-style-name="P1" draw:layer="layout" svg:width="1cm" svg:height="1cm" svg:x="6.75cm" svg:y="3.75cm">
            <text:p/>
          </draw:rect>
          <draw:ellipse draw:style-name="gr3" draw:text-style-name="P1" draw:layer="layout" svg:width="2.204cm" svg:height="2cm" svg:x="7.046cm" svg:y="2.75cm" draw:kind="arc" draw:start-angle="217.89" draw:end-angle="101.6">
            <text:p/>
          </draw:ellipse>
        </draw:g>
        <draw:rect draw:style-name="gr4" draw:text-style-name="P1" draw:layer="layout" svg:width="2cm" svg:height="2cm" svg:x="26cm" svg:y="17cm">
          <text:p/>
        </draw:rect>
        <draw:line draw:style-name="gr1" draw:text-style-name="P1" draw:layer="layout" svg:x1="25.75cm" svg:y1="18cm" svg:x2="28.25cm" svg:y2="18cm">
          <text:p/>
        </draw:line>
        <draw:line draw:style-name="gr1" draw:text-style-name="P1" draw:layer="layout" svg:x1="27cm" svg:y1="16.75cm" svg:x2="27cm" svg:y2="19.25cm">
          <text:p/>
        </draw:line>
        <draw:circle draw:style-name="gr1" draw:text-style-name="P1" draw:layer="layout" svg:width="2cm" svg:height="2cm" svg:x="26cm" svg:y="17cm">
          <text:p/>
        </draw:circle>
        <draw:circle draw:style-name="gr1" draw:text-style-name="P1" draw:layer="layout" svg:width="2cm" svg:height="2cm" svg:x="25cm" svg:y="17cm">
          <text:p/>
        </draw:circle>
        <draw:g>
          <draw:rect draw:style-name="gr2" draw:text-style-name="P1" draw:layer="layout" svg:width="1cm" svg:height="1cm" svg:x="11.25cm" svg:y="2.25cm">
            <text:p/>
          </draw:rect>
          <draw:circle draw:style-name="gr5" draw:text-style-name="P1" draw:layer="layout" svg:width="2cm" svg:height="2cm" svg:x="10.643cm" svg:y="2.75cm" draw:kind="arc" draw:start-angle="90.44" draw:end-angle="328.96">
            <text:p/>
          </draw:circle>
        </draw:g>
        <draw:g>
          <draw:rect draw:style-name="gr2" draw:text-style-name="P1" draw:layer="layout" svg:width="0.937cm" svg:height="0.937cm" svg:x="15.563cm" svg:y="3.813cm">
            <text:p/>
          </draw:rect>
          <draw:circle draw:style-name="gr5" draw:text-style-name="P1" draw:layer="layout" svg:width="2.625cm" svg:height="2.625cm" svg:x="13.5cm" svg:y="2.5cm" draw:kind="arc" draw:start-angle="339.8" draw:end-angle="225.06">
            <text:p/>
          </draw:circle>
        </draw:g>
        <draw:g>
          <draw:rect draw:style-name="gr2" draw:text-style-name="P1" draw:layer="layout" svg:width="1cm" svg:height="1cm" svg:x="17.784cm" svg:y="3.75cm">
            <text:p/>
          </draw:rect>
          <draw:circle draw:style-name="gr5" draw:text-style-name="P1" draw:layer="layout" svg:width="2cm" svg:height="2cm" svg:x="17.284cm" svg:y="2.25cm" draw:kind="arc" draw:start-angle="270.49" draw:end-angle="122.27">
            <text:p/>
          </draw:circle>
        </draw:g>
        <draw:g>
          <draw:rect draw:style-name="gr2" draw:text-style-name="P1" draw:layer="layout" svg:width="1cm" svg:height="1cm" svg:x="20.5cm" svg:y="3.75cm">
            <text:p/>
          </draw:rect>
          <draw:ellipse draw:style-name="gr3" draw:text-style-name="P1" draw:layer="layout" svg:width="2.204cm" svg:height="2cm" svg:x="20.796cm" svg:y="2.75cm" draw:kind="arc" draw:start-angle="217.89" draw:end-angle="101.6">
            <text:p/>
          </draw:ellipse>
        </draw:g>
        <draw:frame draw:style-name="gr6" draw:text-style-name="P2" draw:layer="layout" svg:width="1.272cm" svg:height="0.679cm" svg:x="7.228cm" svg:y="4.821cm">
          <draw:text-box>
            <text:p><text:span text:style-name="T1">Inicio</text:span></text:p>
          </draw:text-box>
        </draw:frame>
        <draw:frame draw:style-name="gr6" draw:text-style-name="P2" draw:layer="layout" svg:width="2.458cm" svg:height="0.679cm" svg:x="10.5cm" svg:y="4.821cm">
          <draw:text-box>
            <text:p><text:span text:style-name="T1">Fase terrestre</text:span></text:p>
          </draw:text-box>
        </draw:frame>
        <draw:frame draw:style-name="gr6" draw:text-style-name="P2" draw:layer="layout" svg:width="1.874cm" svg:height="0.679cm" svg:x="14cm" svg:y="4.821cm">
          <draw:text-box>
            <text:p><text:span text:style-name="T1">Aterrizaje</text:span></text:p>
          </draw:text-box>
        </draw:frame>
        <draw:frame draw:style-name="gr6" draw:text-style-name="P2" draw:layer="layout" svg:width="2.018cm" svg:height="0.679cm" svg:x="17.376cm" svg:y="4.821cm">
          <draw:text-box>
            <text:p><text:span text:style-name="T1">Fase aérea</text:span></text:p>
          </draw:text-box>
        </draw:frame>
        <draw:frame draw:style-name="gr6" draw:text-style-name="P2" draw:layer="layout" svg:width="1.272cm" svg:height="0.679cm" svg:x="20.732cm" svg:y="4.821cm">
          <draw:text-box>
            <text:p><text:span text:style-name="T1">Inicio</text:span></text:p>
          </draw:text-box>
        </draw:frame>
      </draw:page>
      <draw:page draw:name="page2" draw:style-name="dp1" draw:master-page-name="Predeterminado">
        <draw:line draw:style-name="gr1" draw:text-style-name="P1" draw:layer="layout" svg:x1="2cm" svg:y1="7cm" svg:x2="25.25cm" svg:y2="7cm">
          <text:p/>
        </draw:line>
        <draw:rect draw:style-name="gr4" draw:text-style-name="P1" draw:layer="layout" svg:width="2cm" svg:height="2cm" svg:x="25.75cm" svg:y="16.75cm">
          <text:p/>
        </draw:rect>
        <draw:line draw:style-name="gr1" draw:text-style-name="P1" draw:layer="layout" svg:x1="25.5cm" svg:y1="17.75cm" svg:x2="28cm" svg:y2="17.75cm">
          <text:p/>
        </draw:line>
        <draw:line draw:style-name="gr1" draw:text-style-name="P1" draw:layer="layout" svg:x1="26.75cm" svg:y1="16.5cm" svg:x2="26.75cm" svg:y2="19cm">
          <text:p/>
        </draw:line>
        <draw:circle draw:style-name="gr1" draw:text-style-name="P1" draw:layer="layout" svg:width="2cm" svg:height="2cm" svg:x="25.75cm" svg:y="16.75cm">
          <text:p/>
        </draw:circle>
        <draw:circle draw:style-name="gr1" draw:text-style-name="P1" draw:layer="layout" svg:width="2cm" svg:height="2cm" svg:x="25cm" svg:y="17.5cm">
          <text:p/>
        </draw:circle>
        <draw:line draw:style-name="gr1" draw:text-style-name="P1" draw:layer="layout" svg:x1="25.5cm" svg:y1="16.5cm" svg:x2="28cm" svg:y2="19cm">
          <text:p/>
        </draw:line>
        <draw:line draw:style-name="gr1" draw:text-style-name="P1" draw:layer="layout" svg:x1="25.5cm" svg:y1="19cm" svg:x2="28cm" svg:y2="16.5cm">
          <text:p/>
        </draw:line>
        <draw:g>
          <draw:circle draw:style-name="gr7" draw:text-style-name="P1" draw:layer="layout" svg:width="2cm" svg:height="2cm" svg:x="5.783cm" svg:y="5cm" draw:kind="arc" draw:start-angle="44.16" draw:end-angle="283.65">
            <text:p/>
          </draw:circle>
          <draw:rect draw:style-name="gr2" draw:text-style-name="P1" draw:layer="layout" svg:width="1cm" svg:height="1cm" svg:x="7.033cm" svg:y="4.75cm">
            <text:p/>
          </draw:rect>
          <draw:circle draw:style-name="gr5" draw:text-style-name="P1" draw:layer="layout" svg:width="2cm" svg:height="2cm" svg:x="7.25cm" svg:y="4.982cm" draw:kind="arc" draw:start-angle="132.94" draw:end-angle="12.32">
            <text:p/>
          </draw:circle>
        </draw:g>
        <draw:g>
          <draw:rect draw:style-name="gr2" draw:text-style-name="P1" draw:layer="layout" svg:width="1cm" svg:height="1cm" svg:x="3cm" svg:y="4.5cm">
            <text:p/>
          </draw:rect>
          <draw:circle draw:style-name="gr5" draw:text-style-name="P1" draw:layer="layout" svg:width="2cm" svg:height="2cm" svg:x="2.393cm" svg:y="5cm" draw:kind="arc" draw:start-angle="90.44" draw:end-angle="328.96">
            <text:p/>
          </draw:circle>
        </draw:g>
        <draw:g>
          <draw:circle draw:style-name="gr7" draw:text-style-name="P1" draw:layer="layout" svg:width="2cm" svg:height="2cm" svg:x="10.25cm" svg:y="3cm" draw:kind="arc" draw:start-angle="270.49" draw:end-angle="122.27">
            <text:p/>
          </draw:circle>
          <draw:g>
            <draw:rect draw:style-name="gr2" draw:text-style-name="P1" draw:layer="layout" svg:width="1cm" svg:height="1cm" svg:x="10.966cm" svg:y="4.5cm">
              <text:p/>
            </draw:rect>
            <draw:circle draw:style-name="gr5" draw:text-style-name="P1" draw:layer="layout" svg:width="2cm" svg:height="2cm" svg:x="10.359cm" svg:y="5cm" draw:kind="arc" draw:start-angle="90.44" draw:end-angle="328.96">
              <text:p/>
            </draw:circle>
          </draw:g>
        </draw:g>
        <draw:g>
          <draw:circle draw:style-name="gr7" draw:text-style-name="P1" draw:layer="layout" svg:width="2cm" svg:height="2cm" svg:x="14.967cm" svg:y="4.982cm" draw:kind="arc" draw:start-angle="132.94" draw:end-angle="12.32">
            <text:p/>
          </draw:circle>
          <draw:rect draw:style-name="gr2" draw:text-style-name="P1" draw:layer="layout" svg:width="1cm" svg:height="1cm" svg:x="14.75cm" svg:y="4.75cm">
            <text:p/>
          </draw:rect>
          <draw:circle draw:style-name="gr5" draw:text-style-name="P1" draw:layer="layout" svg:width="2cm" svg:height="2cm" svg:x="13.5cm" svg:y="5cm" draw:kind="arc" draw:start-angle="44.16" draw:end-angle="283.65">
            <text:p/>
          </draw:circle>
        </draw:g>
        <draw:g>
          <draw:circle draw:style-name="gr7" draw:text-style-name="P1" draw:layer="layout" svg:width="2cm" svg:height="2cm" svg:x="18.25cm" svg:y="5cm" draw:kind="arc" draw:start-angle="90.44" draw:end-angle="328.96">
            <text:p/>
          </draw:circle>
          <draw:rect draw:style-name="gr2" draw:text-style-name="P1" draw:layer="layout" svg:width="1cm" svg:height="1cm" svg:x="18.857cm" svg:y="4.5cm">
            <text:p/>
          </draw:rect>
          <draw:circle draw:style-name="gr5" draw:text-style-name="P1" draw:layer="layout" svg:width="2cm" svg:height="2cm" svg:x="18.141cm" svg:y="3cm" draw:kind="arc" draw:start-angle="270.49" draw:end-angle="122.27">
            <text:p/>
          </draw:circle>
        </draw:g>
        <draw:g>
          <draw:circle draw:style-name="gr7" draw:text-style-name="P1" draw:layer="layout" svg:width="2cm" svg:height="2cm" svg:x="21.25cm" svg:y="5cm" draw:kind="arc" draw:start-angle="44.16" draw:end-angle="283.65">
            <text:p/>
          </draw:circle>
          <draw:rect draw:style-name="gr2" draw:text-style-name="P1" draw:layer="layout" svg:width="1cm" svg:height="1cm" svg:x="22.5cm" svg:y="4.75cm">
            <text:p/>
          </draw:rect>
          <draw:circle draw:style-name="gr5" draw:text-style-name="P1" draw:layer="layout" svg:width="2cm" svg:height="2cm" svg:x="22.717cm" svg:y="4.982cm" draw:kind="arc" draw:start-angle="132.94" draw:end-angle="12.32">
            <text:p/>
          </draw:circle>
        </draw:g>
        <draw:rect draw:style-name="gr8" draw:text-style-name="P1" draw:layer="layout" svg:width="0.5cm" svg:height="0.5cm" svg:x="2.25cm" svg:y="2.25cm">
          <text:p/>
        </draw:rect>
        <draw:rect draw:style-name="gr9" draw:text-style-name="P1" draw:layer="layout" svg:width="0.5cm" svg:height="0.5cm" svg:x="2.25cm" svg:y="3cm">
          <text:p/>
        </draw:rect>
        <draw:frame draw:style-name="gr10" draw:text-style-name="P4" draw:layer="layout" svg:width="1.577cm" svg:height="0.598cm" svg:x="2.75cm" svg:y="2.25cm">
          <draw:text-box>
            <text:p text:style-name="P3"><text:span text:style-name="T2">Trípode 1</text:span></text:p>
          </draw:text-box>
        </draw:frame>
        <draw:frame draw:style-name="gr10" draw:text-style-name="P4" draw:layer="layout" svg:width="1.577cm" svg:height="0.598cm" svg:x="2.75cm" svg:y="2.902cm">
          <draw:text-box>
            <text:p text:style-name="P3"><text:span text:style-name="T2">Trípode 2</text:span></text:p>
          </draw:text-box>
        </draw:frame>
        <draw:frame draw:style-name="gr6" draw:text-style-name="P2" draw:layer="layout" svg:width="1.272cm" svg:height="0.679cm" svg:x="2.75cm" svg:y="7cm">
          <draw:text-box>
            <text:p><text:span text:style-name="T1">Inicio</text:span></text:p>
          </draw:text-box>
        </draw:frame>
        <draw:frame draw:style-name="gr6" draw:text-style-name="P2" draw:layer="layout" svg:width="2.864cm" svg:height="1.535cm" svg:x="6.386cm" svg:y="7cm">
          <draw:text-box>
            <text:p><text:span text:style-name="T1">Posicionamiento</text:span></text:p>
            <text:p><text:span text:style-name="T1">T1 – Aterrizaje</text:span></text:p>
            <text:p><text:span text:style-name="T1">T2 – Despegue </text:span></text:p>
          </draw:text-box>
        </draw:frame>
        <draw:frame draw:style-name="gr6" draw:text-style-name="P2" draw:layer="layout" svg:width="3.139cm" svg:height="1.107cm" svg:x="9.861cm" svg:y="7cm">
          <draw:text-box>
            <text:p><text:span text:style-name="T1">T1 – Fase terrestre</text:span></text:p>
            <text:p><text:span text:style-name="T1">T2 – Fase aérea</text:span></text:p>
          </draw:text-box>
        </draw:frame>
        <draw:frame draw:style-name="gr6" draw:text-style-name="P2" draw:layer="layout" svg:width="2.864cm" svg:height="1.535cm" svg:x="13.886cm" svg:y="7cm">
          <draw:text-box>
            <text:p><text:span text:style-name="T1">Posicionamiento</text:span></text:p>
            <text:p><text:span text:style-name="T1">T1 – Despegue</text:span></text:p>
            <text:p><text:span text:style-name="T1">T2 – Aterrizaje </text:span></text:p>
          </draw:text-box>
        </draw:frame>
        <draw:frame draw:style-name="gr6" draw:text-style-name="P2" draw:layer="layout" svg:width="3.139cm" svg:height="1.107cm" svg:x="17.611cm" svg:y="7cm">
          <draw:text-box>
            <text:p><text:span text:style-name="T1">T1 – Fase aérea</text:span></text:p>
            <text:p><text:span text:style-name="T1">T2 – Fase terrestre</text:span></text:p>
          </draw:text-box>
        </draw:frame>
        <draw:frame draw:style-name="gr6" draw:text-style-name="P2" draw:layer="layout" svg:width="2.864cm" svg:height="1.535cm" svg:x="21.636cm" svg:y="7cm">
          <draw:text-box>
            <text:p><text:span text:style-name="T1">Posicionamiento</text:span></text:p>
            <text:p><text:span text:style-name="T1">T1 – Aterrizaje</text:span></text:p>
            <text:p><text:span text:style-name="T1">T2 – Despegue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ul Cebolla</meta:initial-creator>
    <meta:creation-date>2017-07-05T02:31:02.09</meta:creation-date>
    <dc:date>2017-07-05T03:26:03.57</dc:date>
    <dc:creator>Raul Cebolla</dc:creator>
    <meta:editing-duration>PT5M9S</meta:editing-duration>
    <meta:editing-cycles>1</meta:editing-cycles>
    <meta:document-statistic meta:object-count="68"/>
    <meta:generator>OpenOffice/4.1.3$Win32 OpenOffice.org_project/413m1$Build-9783</meta:generator>
  </office:meta>
</office:document-meta>
</file>